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no-data-table" style:family="table">
      <style:table-properties style:width="19.001cm" table:align="margins"/>
    </style:style>
    <style:style style:name="no-data-table.A" style:family="table-column">
      <style:table-column-properties style:column-width="19.001cm" style:rel-column-width="65535*"/>
    </style:style>
    <style:style style:name="no-data-table.A1" style:family="table-cell">
      <style:table-cell-properties style:writing-mode="page"/>
    </style:style>
    <style:style style:name="Table_5f_info" style:display-name="Table_info" style:family="table">
      <style:table-properties style:width="19.001cm" table:align="margins"/>
    </style:style>
    <style:style style:name="Table_5f_info.A" style:display-name="Table_info.A" style:family="table-column">
      <style:table-column-properties style:column-width="3.087cm" style:rel-column-width="1750*"/>
    </style:style>
    <style:style style:name="Table_5f_info.B" style:display-name="Table_info.B" style:family="table-column">
      <style:table-column-properties style:column-width="5.526cm" style:rel-column-width="3133*"/>
    </style:style>
    <style:style style:name="Table_5f_info.C" style:display-name="Table_info.C" style:family="table-column">
      <style:table-column-properties style:column-width="2.676cm" style:rel-column-width="1517*"/>
    </style:style>
    <style:style style:name="Table_5f_info.D" style:display-name="Table_info.D" style:family="table-column">
      <style:table-column-properties style:column-width="7.712cm" style:rel-column-width="4372*"/>
    </style:style>
    <style:style style:name="Table_5f_info.A1" style:display-name="Table_info.A1" style:family="table-cell">
      <style:table-cell-properties style:vertical-align="middle" fo:padding="0.101cm" fo:border-left="0.5pt solid #000000" fo:border-right="none" fo:border-top="0.5pt solid #000000" fo:border-bottom="none" style:writing-mode="page"/>
    </style:style>
    <style:style style:name="Table_5f_info.B1" style:display-name="Table_info.B1" style:family="table-cell">
      <style:table-cell-properties style:vertical-align="middle" fo:padding="0.101cm" fo:border-left="none" fo:border-right="0.5pt solid #000000" fo:border-top="0.5pt solid #000000" fo:border-bottom="none" style:writing-mode="page"/>
    </style:style>
    <style:style style:name="Table_5f_info.A2" style:display-name="Table_info.A2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le_5f_info.B2" style:display-name="Table_info.B2" style:family="table-cell">
      <style:table-cell-properties style:vertical-align="middle" fo:padding="0.101cm" fo:border-left="none" fo:border-right="none" fo:border-top="none" fo:border-bottom="0.5pt solid #000000" style:writing-mode="page"/>
    </style:style>
    <style:style style:name="Table_5f_info.D2" style:display-name="Table_info.D2" style:family="table-cell">
      <style:table-cell-properties style:vertical-align="middle" fo:padding="0.101cm" fo:border-left="none" fo:border-right="0.5pt solid #000000" fo:border-top="none" fo:border-bottom="0.5pt solid #000000" style:writing-mode="page"/>
    </style:style>
    <style:style style:name="Table-building_5f_zone-title" style:display-name="Table-building_zone-title" style:family="table">
      <style:table-properties style:width="19.001cm" table:align="margins"/>
    </style:style>
    <style:style style:name="Table-building_5f_zone-title.A" style:display-name="Table-building_zone-title.A" style:family="table-column">
      <style:table-column-properties style:column-width="4.895cm" style:rel-column-width="2775*"/>
    </style:style>
    <style:style style:name="Table-building_5f_zone-title.B" style:display-name="Table-building_zone-title.B" style:family="table-column">
      <style:table-column-properties style:column-width="14.106cm" style:rel-column-width="7997*"/>
    </style:style>
    <style:style style:name="Table-building_5f_zone-title.1" style:display-name="Table-building_zone-title.1" style:family="table-row">
      <style:table-row-properties style:min-row-height="0.206cm"/>
    </style:style>
    <style:style style:name="Table-building_5f_zone-title.A1" style:display-name="Table-building_zone-title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le-building_5f_zone-title.B1" style:display-name="Table-building_zone-title.B1" style:family="table-cell">
      <style:table-cell-properties fo:padding="0.101cm" fo:border-left="none" fo:border-right="0.5pt solid #000000" fo:border-top="0.5pt solid #000000" fo:border-bottom="0.5pt solid #000000" style:writing-mode="page"/>
    </style:style>
    <style:style style:name="Table_5f_inventory" style:display-name="Table_inventory" style:family="table">
      <style:table-properties style:width="19.001cm" table:align="margins"/>
    </style:style>
    <style:style style:name="Table_5f_inventory.A" style:display-name="Table_inventory.A" style:family="table-column">
      <style:table-column-properties style:column-width="4.75cm" style:rel-column-width="16383*"/>
    </style:style>
    <style:style style:name="Table_5f_inventory.A1" style:display-name="Table_inventory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le_5f_inventory.D1" style:display-name="Table_inventory.D1" style:family="table-cell">
      <style:table-cell-properties fo:padding="0.101cm" fo:border="0.5pt solid #000000" style:writing-mode="page"/>
    </style:style>
    <style:style style:name="Table_5f_inventory.A2" style:display-name="Table_inventory.A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le_5f_inventory_5f_items" style:display-name="Table_inventory_items" style:family="table">
      <style:table-properties style:width="18.785cm" table:align="left"/>
    </style:style>
    <style:style style:name="Table_5f_inventory_5f_items.A" style:display-name="Table_inventory_items.A" style:family="table-column">
      <style:table-column-properties style:column-width="4.697cm"/>
    </style:style>
    <style:style style:name="Table_5f_inventory_5f_items.B" style:display-name="Table_inventory_items.B" style:family="table-column">
      <style:table-column-properties style:column-width="4.703cm"/>
    </style:style>
    <style:style style:name="Table_5f_inventory_5f_items.C" style:display-name="Table_inventory_items.C" style:family="table-column">
      <style:table-column-properties style:column-width="4.796cm"/>
    </style:style>
    <style:style style:name="Table_5f_inventory_5f_items.D" style:display-name="Table_inventory_items.D" style:family="table-column">
      <style:table-column-properties style:column-width="4.59cm"/>
    </style:style>
    <style:style style:name="Table_5f_inventory_5f_items.A1" style:display-name="Table_inventory_items.A1" style:family="table-cell">
      <style:table-cell-properties style:vertical-align="middle" fo:background-color="#eeeeee" fo:padding="0.101cm" fo:border-left="none" fo:border-right="none" fo:border-top="none" fo:border-bottom="1pt solid #2a6099" style:writing-mode="page">
        <style:background-image/>
      </style:table-cell-properties>
    </style:style>
    <style:style style:name="Table_5f_inventory_5f_items.A2" style:display-name="Table_inventory_items.A2" style:family="table-cell">
      <style:table-cell-properties fo:padding="0.101cm" fo:border="none" style:writing-mode="page"/>
    </style:style>
    <style:style style:name="Table_5f_inventory_5f_items.B2" style:display-name="Table_inventory_items.B2" style:family="table-cell">
      <style:table-cell-properties fo:padding="0.101cm" fo:border="none" style:writing-mode="page"/>
    </style:style>
    <style:style style:name="Table_5f_inventory_5f_items.C2" style:display-name="Table_inventory_items.C2" style:family="table-cell">
      <style:table-cell-properties fo:padding="0.101cm" fo:border="none" style:writing-mode="page"/>
    </style:style>
    <style:style style:name="Table_5f_inventory_5f_items.D2" style:display-name="Table_inventory_items.D2" style:family="table-cell">
      <style:table-cell-properties fo:padding="0.101cm" fo:border="none" style:writing-mode="page"/>
    </style:style>
    <style:style style:name="Table_5f_inventory_5f_items" style:display-name="Table_inventory_items" style:family="table">
      <style:table-properties style:width="18.785cm" table:align="left"/>
    </style:style>
    <style:style style:name="Table_5f_inventory_5f_items.A" style:display-name="Table_inventory_items.A" style:family="table-column">
      <style:table-column-properties style:column-width="4.697cm"/>
    </style:style>
    <style:style style:name="Table_5f_inventory_5f_items.B" style:display-name="Table_inventory_items.B" style:family="table-column">
      <style:table-column-properties style:column-width="4.703cm"/>
    </style:style>
    <style:style style:name="Table_5f_inventory_5f_items.C" style:display-name="Table_inventory_items.C" style:family="table-column">
      <style:table-column-properties style:column-width="4.796cm"/>
    </style:style>
    <style:style style:name="Table_5f_inventory_5f_items.D" style:display-name="Table_inventory_items.D" style:family="table-column">
      <style:table-column-properties style:column-width="4.59cm"/>
    </style:style>
    <style:style style:name="Table_5f_inventory_5f_items.A1" style:display-name="Table_inventory_items.A1" style:family="table-cell">
      <style:table-cell-properties style:vertical-align="middle" fo:background-color="#eeeeee" fo:padding="0.101cm" fo:border-left="none" fo:border-right="none" fo:border-top="none" fo:border-bottom="1pt solid #2a6099" style:writing-mode="page">
        <style:background-image/>
      </style:table-cell-properties>
    </style:style>
    <style:style style:name="Table_5f_inventory_5f_items.A2" style:display-name="Table_inventory_items.A2" style:family="table-cell">
      <style:table-cell-properties fo:padding="0.101cm" fo:border="none" style:writing-mode="page"/>
    </style:style>
    <style:style style:name="Table_5f_inventory_5f_items.B2" style:display-name="Table_inventory_items.B2" style:family="table-cell">
      <style:table-cell-properties fo:padding="0.101cm" fo:border="none" style:writing-mode="page"/>
    </style:style>
    <style:style style:name="Table_5f_inventory_5f_items.C2" style:display-name="Table_inventory_items.C2" style:family="table-cell">
      <style:table-cell-properties fo:padding="0.101cm" fo:border="none" style:writing-mode="page"/>
    </style:style>
    <style:style style:name="Table_5f_inventory_5f_items.D2" style:display-name="Table_inventory_items.D2" style:family="table-cell">
      <style:table-cell-properties fo:padding="0.101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/>
      <style:text-properties fo:font-size="22pt" officeooo:rsid="00b9895e" officeooo:paragraph-rsid="00b9895e" style:font-size-asian="19.25pt" style:font-size-complex="22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>
      <style:text-properties fo:font-size="15pt" officeooo:rsid="00cf302c" officeooo:paragraph-rsid="00cf302c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color="#2a6099" fo:font-size="15pt" style:font-size-asian="15pt" style:font-size-complex="15pt"/>
    </style:style>
    <style:style style:name="P11" style:family="paragraph" style:parent-style-name="Table_20_Contents">
      <style:text-properties fo:font-size="10pt" officeooo:rsid="00cf302c" officeooo:paragraph-rsid="00cf302c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cf302c" officeooo:paragraph-rsid="00cf302c" style:font-size-asian="10pt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end" style:justify-single-word="false"/>
      <style:text-properties fo:font-size="13pt" fo:font-weight="bold" officeooo:rsid="00ce72b2" officeooo:paragraph-rsid="00ce72b2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margin-top="0.101cm" fo:margin-bottom="0.101cm" loext:contextual-spacing="false"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ce72b2" officeooo:paragraph-rsid="00ce72b2" style:font-size-asian="13pt" style:font-size-complex="13pt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style:font-size-asian="13pt" style:font-size-complex="13pt"/>
    </style:style>
    <style:style style:name="P17" style:family="paragraph" style:parent-style-name="Table_20_Heading">
      <style:text-properties fo:font-size="10pt" officeooo:rsid="00cf302c" officeooo:paragraph-rsid="00cf302c" style:font-size-asian="10pt" style:font-size-complex="10pt"/>
    </style:style>
    <style:style style:name="P18" style:family="paragraph">
      <style:paragraph-properties fo:text-align="center"/>
    </style:style>
    <style:style style:name="T1" style:family="text">
      <style:text-properties officeooo:rsid="0126a7de"/>
    </style:style>
    <style:style style:name="T2" style:family="text">
      <style:text-properties fo:font-weight="bold" officeooo:rsid="00b5cd55" style:font-weight-asian="bold" style:font-weight-complex="bold"/>
    </style:style>
    <style:style style:name="T3" style:family="text">
      <style:text-properties officeooo:rsid="00beb5a9"/>
    </style:style>
    <style:style style:name="T4" style:family="text">
      <style:text-properties officeooo:rsid="0126f94e"/>
    </style:style>
    <style:style style:name="T5" style:family="text">
      <style:text-properties officeooo:rsid="00a4603c"/>
    </style:style>
    <style:style style:name="T6" style:family="text">
      <style:text-properties officeooo:rsid="00ce72b2"/>
    </style:style>
    <style:style style:name="T7" style:family="text">
      <style:text-properties officeooo:rsid="00cf3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-info">
        <table:table table:name="Table_info" table:style-name="Table_5f_info">
          <table:table-column table:style-name="Table_5f_info.A"/>
          <table:table-column table:style-name="Table_5f_info.B"/>
          <table:table-column table:style-name="Table_5f_info.C"/>
          <table:table-column table:style-name="Table_5f_info.D"/>
          <table:table-row table:style-name="TableLine93876250044416">
            <table:table-cell table:style-name="Table_5f_info.A1" office:value-type="string">
              <text:p text:style-name="P13">Inventaire N°</text:p>
            </table:table-cell>
            <table:table-cell table:style-name="Table_5f_info.B1" table:number-columns-spanned="3" office:value-type="string">
              <text:p text:style-name="P15">[INVENTORY_NUMBER]</text:p>
            </table:table-cell>
            <table:covered-table-cell/>
            <table:covered-table-cell/>
          </table:table-row>
          <table:table-row table:style-name="TableLine93876250044416">
            <table:table-cell table:style-name="Table_5f_info.A2" office:value-type="string">
              <text:p text:style-name="P13">Réalisé le :</text:p>
            </table:table-cell>
            <table:table-cell table:style-name="Table_5f_info.B2" office:value-type="string">
              <text:p text:style-name="P15">[INVENTORY_DATE]</text:p>
            </table:table-cell>
            <table:table-cell table:style-name="Table_5f_info.B2" office:value-type="string">
              <text:p text:style-name="P14">R<text:span text:style-name="T6">éalisé par :</text:span></text:p>
            </table:table-cell>
            <table:table-cell table:style-name="Table_5f_info.D2" office:value-type="string">
              <text:p text:style-name="P16">[<text:span text:style-name="T6">INVENTORY_RESPONSABLE]</text:span></text:p>
            </table:table-cell>
          </table:table-row>
        </table:table>
      </text:section>
      <table:table table:name="no-data-table" table:style-name="no-data-table">
        <table:table-column table:style-name="no-data-table.A"/>
        <table:table-row table:style-name="TableLine93876236872272">
          <table:table-cell table:style-name="no-data-table.A1" office:value-type="string">
            <text:p text:style-name="P5"/>
          </table:table-cell>
        </table:table-row>
      </table:table>
      <text:p text:style-name="Standard"/>
      <text:section text:style-name="Sect1" text:name="Section-zone">
        <table:table table:name="Table-building_zone-title" table:style-name="Table-building_5f_zone-title">
          <table:table-column table:style-name="Table-building_5f_zone-title.A"/>
          <table:table-column table:style-name="Table-building_5f_zone-title.B"/>
          <table:table-row table:style-name="Table-building_5f_zone-title.1">
            <table:table-cell table:style-name="Table-building_5f_zone-title.A1" office:value-type="string">
              <text:p text:style-name="P9">Zone de stockage :</text:p>
            </table:table-cell>
            <table:table-cell table:style-name="Table-building_5f_zone-title.B1" office:value-type="string">
              <text:p text:style-name="P10">[<text:span text:style-name="T7">BUILDING_ZONE_NAME]</text:span></text:p>
            </table:table-cell>
          </table:table-row>
        </table:table>
        <table:table table:name="Table_inventory" table:style-name="Table_5f_inventory">
          <table:table-column table:style-name="Table_5f_inventory.A" table:number-columns-repeated="4"/>
          <table:table-header-rows>
            <table:table-row table:style-name="TableLine93876255726112">
              <table:table-cell table:style-name="Table_5f_inventory.A1" office:value-type="string">
                <text:p text:style-name="P17">Produits</text:p>
              </table:table-cell>
              <table:table-cell table:style-name="Table_5f_inventory.A1" office:value-type="string">
                <text:p text:style-name="P17">Quantité avant inventaire</text:p>
              </table:table-cell>
              <table:table-cell table:style-name="Table_5f_inventory.A1" office:value-type="string">
                <text:p text:style-name="P17">Quantité après inventaire</text:p>
              </table:table-cell>
              <table:table-cell table:style-name="Table_5f_inventory.D1" office:value-type="string">
                <text:p text:style-name="P17">Valeur du contenu</text:p>
              </table:table-cell>
            </table:table-row>
          </table:table-header-rows>
          <table:table-row table:style-name="TableLine93876255726112">
            <table:table-cell table:style-name="Table_5f_inventory.A2" table:number-columns-spanned="4" office:value-type="string">
              <table:table table:name="Table_inventory_items" table:style-name="Table_5f_inventory_5f_items">
                <table:table-column table:style-name="Table_5f_inventory_5f_items.A"/>
                <table:table-column table:style-name="Table_5f_inventory_5f_items.B"/>
                <table:table-column table:style-name="Table_5f_inventory_5f_items.C"/>
                <table:table-column table:style-name="Table_5f_inventory_5f_items.D"/>
                <table:table-row table:style-name="TableLine93876297064032">
                  <table:table-cell table:style-name="Table_5f_inventory_5f_items.A1" table:number-columns-spanned="4" office:value-type="string">
                    <text:p text:style-name="P12">[ITEM_TYPE]</text:p>
                  </table:table-cell>
                  <table:covered-table-cell/>
                  <table:covered-table-cell/>
                  <table:covered-table-cell/>
                </table:table-row>
                <table:table-row table:style-name="TableLine93876297064032">
                  <table:table-cell table:style-name="Table_5f_inventory_5f_items.A2" office:value-type="string">
                    <text:p text:style-name="P11">[ITEM_NAME]</text:p>
                  </table:table-cell>
                  <table:table-cell table:style-name="Table_5f_inventory_5f_items.B2" office:value-type="string">
                    <text:p text:style-name="P11">[ITEM_QUANTITY_BEFORE]</text:p>
                  </table:table-cell>
                  <table:table-cell table:style-name="Table_5f_inventory_5f_items.C2" office:value-type="string">
                    <text:p text:style-name="P11">[ITEM_QUANTITY_AFTER]</text:p>
                  </table:table-cell>
                  <table:table-cell table:style-name="Table_5f_inventory_5f_items.D2" office:value-type="string">
                    <text:p text:style-name="P11">[ITEM_COST]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Standard"/>
        <text:p text:style-name="P8"/>
      </text:section>
      <text:p text:style-name="Standard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9.001cm" table:align="margins"/>
    </style:style>
    <style:style style:name="Header.A" style:family="table-column">
      <style:table-column-properties style:column-width="1.372cm" style:rel-column-width="4732*"/>
    </style:style>
    <style:style style:name="Header.B" style:family="table-column">
      <style:table-column-properties style:column-width="16.256cm" style:rel-column-width="56070*"/>
    </style:style>
    <style:style style:name="Header.C" style:family="table-column">
      <style:table-column-properties style:column-width="1.372cm" style:rel-column-width="4733*"/>
    </style:style>
    <style:style style:name="Header.A1" style:family="table-cell">
      <style:table-cell-properties style:writing-mode="page"/>
    </style:style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1.372cm" style:rel-column-width="4732*"/>
    </style:style>
    <style:style style:name="FOOTER.B" style:family="table-column">
      <style:table-column-properties style:column-width="16.256cm" style:rel-column-width="56070*"/>
    </style:style>
    <style:style style:name="FOOTER.C" style:family="table-column">
      <style:table-column-properties style:column-width="1.372cm" style:rel-column-width="4733*"/>
    </style:style>
    <style:style style:name="FOOTER.A1" style:family="table-cell">
      <style:table-cell-properties style:vertical-align="middle" style:writing-mode="pag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M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M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MP5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MT1" style:family="text">
      <style:text-properties officeooo:rsid="0126a7de"/>
    </style:style>
    <style:style style:name="MT2" style:family="text">
      <style:text-properties fo:font-weight="bold" officeooo:rsid="00b5cd55" style:font-weight-asian="bold" style:font-weight-complex="bold"/>
    </style:style>
    <style:style style:name="MT3" style:family="text">
      <style:text-properties officeooo:rsid="00beb5a9"/>
    </style:style>
    <style:style style:name="MT4" style:family="text">
      <style:text-properties officeooo:rsid="0126f94e"/>
    </style:style>
    <style:style style:name="MT5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2.087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TableLine93876283380880">
            <table:table-cell table:style-name="Header.A1" office:value-type="string">
              <text:p text:style-name="MP2"><draw:frame draw:style-name="Mfr1" draw:name="Image4" text:anchor-type="paragraph" svg:x="0.199cm" svg:y="-0.1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3">[DOCUMENT_NAME]</text:p>
            </table:table-cell>
            <table:table-cell table:style-name="Header.A1" office:value-type="string">
              <text:p text:style-name="MP2"/>
            </table:table-cell>
          </table:table-row>
        </table:table>
        <text:p text:style-name="Header"/>
        <text:p text:style-name="Header"><draw:line text:anchor-type="paragraph" draw:z-index="5" draw:name="Forme1_0" draw:style-name="Mgr1" draw:text-style-name="MP1" svg:x1="-0.085cm" svg:y1="0.09cm" svg:x2="19.053cm" svg:y2="0.09cm"><text:p/></draw:line></text:p>
        <text:p text:style-name="Header"/>
        <text:p text:style-name="Header"/>
        <text:p text:style-name="Header"/>
      </style:header>
      <style:footer>
        <text:p text:style-name="Footer"><draw:line text:anchor-type="paragraph" draw:z-index="3" draw:name="Forme1_2" draw:style-name="Mgr1" draw:text-style-name="MP1" svg:x1="0.12cm" svg:y1="0.116cm" svg:x2="18.995cm" svg:y2="0.116cm"><text:p/></draw:line></text:p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3876245872848">
            <table:table-cell table:style-name="FOOTER.A1" office:value-type="string">
              <text:p text:style-name="MP4"/>
            </table:table-cell>
            <table:table-cell table:style-name="FOOTER.A1" office:value-type="string">
              <text:p text:style-name="MP5"><text:span text:style-name="MT1">Exploitation : </text:span><text:span text:style-name="MT2">[COMPANY_NAME] [COMPANY_ADDRESS]</text:span>– <text:span text:style-name="MT3">Siret : </text:span><text:span text:style-name="MT2">[COMPANY_SIRET]</text:span></text:p>
              <text:p text:style-name="MP6"><text:span text:style-name="MT4">Nom du f</text:span>ichier : <text:span text:style-name="MT2">[DOCUMENT_NAME] </text:span>- <text:span text:style-name="MT5">Imprimé le </text:span><text:span text:style-name="MT2">[PRINTED_AT]</text:span></text:p>
            </table:table-cell>
            <table:table-cell table:style-name="FOOTER.A1" office:value-type="string">
              <text:p text:style-name="MP4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9T19:24:37.014009767</dc:date>
    <meta:editing-duration>PT13H47M35S</meta:editing-duration>
    <meta:editing-cycles>148</meta:editing-cycles>
    <meta:generator>LibreOffice/6.4.7.2$Linux_X86_64 LibreOffice_project/40$Build-2</meta:generator>
    <meta:document-statistic meta:table-count="7" meta:image-count="1" meta:object-count="0" meta:page-count="2" meta:paragraph-count="21" meta:word-count="49" meta:character-count="432" meta:non-whitespace-character-count="404"/>
  </office:meta>
</office:document-meta>
</file>